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ender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597fb" officeooo:paragraph-rsid="001597fb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officeooo:rsid="001ac70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best approach is to first test locally and then do it in AWS</text:p>
      <text:list xml:id="list1257450807" text:style-name="L1">
        <text:list-item>
          <text:p text:style-name="P4">Test locally</text:p>
        </text:list-item>
      </text:list>
      <text:p text:style-name="Text_20_body">1.1 Locally with minikube you can create a cluster in your local machine</text:p>
      <text:p text:style-name="Text_20_body"><text:a xlink:type="simple" xlink:href="https://kubernetes.io/docs/setup/learning-environment/minikube" office:target-frame-name="_blank" xlink:show="new" text:style-name="Internet_20_link" text:visited-style-name="Visited_20_Internet_20_Link">https://kubernetes.io/docs/setup/learning-environment/minikube/</text:a></text:p>
      <text:p text:style-name="Text_20_body">1.2 Create, build the docker image</text:p>
      <text:p text:style-name="Text_20_body">1.3 Create a service and a deployment in kubernetes to deploy the docker image</text:p>
      <text:p text:style-name="Text_20_body">1.4 Verify that you can successfully access the website or web service locally.</text:p>
      <text:p text:style-name="Text_20_body">2. Create the Jenskifile, the jenkins insta<text:span text:style-name="T1">n</text:span>ce and the cluster in AWS. Follow this tutorial: Jenkins pipeline for blue green deployment using AWS EKS — Kubernetes — Docker<text:a xlink:type="simple" xlink:href="https://medium.com/@andresaaap/jenkins-pipeline-for-blue-green-deployment-using-aws-eks-kubernetes-docker-7e5d6a401021?source=your_stories_page---------------------------" office:target-frame-name="_blank" xlink:show="new" text:style-name="Internet_20_link" text:visited-style-name="Visited_20_Internet_20_Link">h</text:a><text:a xlink:type="simple" xlink:href="https://medium.com/@andresaaap/jenkins-pipeline-for-blue-green-deployment-using-aws-eks-kubernetes-docker-7e5d6a401021?source=your_stories_page---------------------------" office:target-frame-name="_blank" xlink:show="new" text:style-name="Internet_20_link" text:visited-style-name="Visited_20_Internet_20_Link">ttps://medium.com/@andresaaap/jenkins-pipeline-for-blue-green-deployment-using-aws-eks-kubernetes-docker-7e5d6a401021?source=your_stories_page---------------------------</text:a></text:p>
      <text:p text:style-name="Text_20_body">These articles are going to be very useful:</text:p>
      <text:p text:style-name="Text_20_body">Capstone, Cloud DevOps Nanodegree<text:a xlink:type="simple" xlink:href="https://medium.com/@andresaaap/capstone-cloud-devops-nanodegree-4493ab439d48" office:target-frame-name="_blank" xlink:show="new" text:style-name="Internet_20_link" text:visited-style-name="Visited_20_Internet_20_Link">https://medium.com/@andresaaap/capstone-cloud-devops-nanodegree-4493ab439d48</text:a></text:p>
      <text:p text:style-name="Text_20_body">Jenkins pipeline for blue green deployment using AWS EKS — Kubernetes — Docker<text:a xlink:type="simple" xlink:href="https://medium.com/@andresaaap/jenkins-pipeline-for-blue-green-deployment-using-aws-eks-kubernetes-docker-7e5d6a401021?source=your_stories_page---------------------------" office:target-frame-name="_blank" xlink:show="new" text:style-name="Internet_20_link" text:visited-style-name="Visited_20_Internet_20_Link">https://medium.com/@andresaaap/jenkins-pipeline-for-blue-green-deployment-using-aws-eks-kubernetes-docker-7e5d6a401021?source=your_stories_page---------------------------</text:a></text:p>
      <text:p text:style-name="Text_20_body">Simple blue-green deployment in kubernetes using minikube<text:a xlink:type="simple" xlink:href="https://medium.com/@andresaaap/simple-blue-green-deployment-in-kubernetes-using-minikube-b88907b2e267?source=your_stories_page---------------------------" office:target-frame-name="_blank" xlink:show="new" text:style-name="Internet_20_link" text:visited-style-name="Visited_20_Internet_20_Link">https://medium.com/@andresaaap/simple-blue-green-deployment-in-kubernetes-using-minikube-b88907b2e267?source=your_stories_page---------------------------</text:a></text:p>
      <text:p text:style-name="Text_20_body"><text:span text:style-name="Strong_20_Emphasis">Tip: use eksctl to create the cluster</text:span></text:p>
      <text:p text:style-name="Text_20_body"><text:a xlink:type="simple" xlink:href="https://docs.aws.amazon.com/eks/latest/userguide/getting-started-eksctl.html" office:target-frame-name="_blank" xlink:show="new" text:style-name="Internet_20_link" text:visited-style-name="Visited_20_Internet_20_Link">https://docs.aws.amazon.com/eks/latest/userguide/getting-started-eksctl.html</text:a></text:p>
      <text:p text:style-name="P3">(edited)</text:p>
      <text:p text:style-name="Sender"/>
      <text:p text:style-name="P1">Alvaro Andres P</text:p>
      <text:p text:style-name="Text_20_body">Mentor</text:p>
      <text:p text:style-name="Sender">5 days ago</text:p>
      <text:p text:style-name="Standard"/>
      <text:p text:style-name="P2">create kubectl dashboard</text:p>
      <text:p text:style-name="Standard"/>
      <text:p text:style-name="Standard"><text:span text:style-name="Source_20_Text">kubectl create -f </text:span><text:a xlink:type="simple" xlink:href="https://raw.githubusercontent.com/kubernetes/dashboard/v1.10.1/src/deploy/recommended/kubernetes-dashboard.yaml" text:style-name="Internet_20_link" text:visited-style-name="Visited_20_Internet_20_Link"><text:span text:style-name="Source_20_Text">https://raw.githubusercontent.com/kubernetes/dashboard/v1.10.1/src/deploy/recommended/kubernetes-dashboard.yaml</text:span></text:a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h text:style-name="Heading_20_3" text:outline-level="3"><text:bookmark text:name="blue-green-deployment-strategy"/><text:soft-page-break/><text:span text:style-name="Source_20_Text">Blue/Green Deployment Strategy</text:span></text:h>
      <text:list xml:id="list4118193211" text:style-name="L2">
        <text:list-item>
          <text:p text:style-name="P7"><text:span text:style-name="Source_20_Text">apt install ansible</text:span> </text:p>
        </text:list-item>
        <text:list-item>
          <text:p text:style-name="P7"><text:span text:style-name="Source_20_Text">pip install boto</text:span> </text:p>
        </text:list-item>
        <text:list-item>
          <text:p text:style-name="P7">Jenkins plugin CloudBees AWS Credentials Plugin </text:p>
        </text:list-item>
        <text:list-item>
          <text:p text:style-name="P7">Configure AWS Credentials in Jenkins </text:p>
        </text:list-item>
        <text:list-item>
          <text:p text:style-name="P5">Map credentials from Jenkins to Pipeline application </text:p>
        </text:list-item>
      </text:list>
      <text:h text:style-name="Heading_20_3" text:outline-level="3"><text:bookmark text:name="blue-green-deployment-strategy-cont-"/><text:span text:style-name="Source_20_Text">Blue/Green Deployment Strategy (cont.)</text:span></text:h>
      <text:list xml:id="list637784877" text:style-name="L3">
        <text:list-item>
          <text:p text:style-name="P8">Set up Private Route53 Zone </text:p>
        </text:list-item>
        <text:list-item>
          <text:p text:style-name="P8">Configure Healthcheck </text:p>
        </text:list-item>
        <text:list-item>
          <text:p text:style-name="P8">Run Blue Deployment </text:p>
        </text:list-item>
        <text:list-item>
          <text:p text:style-name="P8">Run Green Deployment </text:p>
        </text:list-item>
        <text:list-item>
          <text:p text:style-name="P6">Check Route53 entries </text:p>
        </text:list-item>
      </text:list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6T22:15:48.909574649</meta:creation-date>
    <meta:editing-duration>PT10M4S</meta:editing-duration>
    <meta:editing-cycles>2</meta:editing-cycles>
    <meta:generator>LibreOffice/6.3.5.2$Linux_X86_64 LibreOffice_project/30$Build-2</meta:generator>
    <dc:date>2020-06-16T22:16:14.462230970</dc:date>
    <meta:document-statistic meta:table-count="0" meta:image-count="0" meta:object-count="0" meta:page-count="2" meta:paragraph-count="32" meta:word-count="200" meta:character-count="2026" meta:non-whitespace-character-count="1855"/>
  </office:meta>
</office:document-meta>
</file>